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K-1741">
            <text:p>K-1741</text:p>
          </table:table-cell>
          <table:table-cell office:value-type="float" office:value="70.767">
            <text:p>70.767</text:p>
          </table:table-cell>
          <table:table-cell office:value-type="float" office:value="-24.117">
            <text:p>-24.117</text:p>
          </table:table-cell>
          <table:table-cell office:value-type="float" office:value="8728.0">
            <text:p>8728.0</text:p>
          </table:table-cell>
          <table:table-cell office:value-type="float" office:value="154.0">
            <text:p>154.0</text:p>
          </table:table-cell>
          <table:table-cell office:value-type="string" office:value="lake mud">
            <text:p>lake mud</text:p>
          </table:table-cell>
          <table:table-cell office:value-type="string" office:value="corr_terrestrial">
            <text:p>corr_terrestrial</text:p>
          </table:table-cell>
          <table:table-cell office:value-type="string" office:value="0">
            <text:p>0</text:p>
          </table:table-cell>
          <table:table-cell office:value-type="string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53.0">
            <text:p>53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1971">
            <text:p>Funder1971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AAR-995">
            <text:p>AAR-995</text:p>
          </table:table-cell>
          <table:table-cell office:value-type="float" office:value="70.917">
            <text:p>70.917</text:p>
          </table:table-cell>
          <table:table-cell office:value-type="float" office:value="-24.217">
            <text:p>-24.217</text:p>
          </table:table-cell>
          <table:table-cell office:value-type="float" office:value="9310.0">
            <text:p>9310.0</text:p>
          </table:table-cell>
          <table:table-cell office:value-type="float" office:value="105.0">
            <text:p>105.0</text:p>
          </table:table-cell>
          <table:table-cell office:value-type="string" office:value="Bivalve shell (Astarte elliptica)">
            <text:p>Bivalve shell (Astarte elliptica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golfssonEtal1994,FunderHansen1996">
            <text:p>IngolfssonEtal1994,FunderHansen1996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AAR-643">
            <text:p>AAR-643</text:p>
          </table:table-cell>
          <table:table-cell office:value-type="float" office:value="70.913">
            <text:p>70.913</text:p>
          </table:table-cell>
          <table:table-cell office:value-type="float" office:value="-24.216">
            <text:p>-24.216</text:p>
          </table:table-cell>
          <table:table-cell office:value-type="float" office:value="8730.0">
            <text:p>8730.0</text:p>
          </table:table-cell>
          <table:table-cell office:value-type="float" office:value="130.0">
            <text:p>130.0</text:p>
          </table:table-cell>
          <table:table-cell office:value-type="string" office:value="Bivalve shell (Chlamys islandica)">
            <text:p>Bivalve shell (Chlamys islandica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golfssonEtal1994,FunderHansen1996">
            <text:p>IngolfssonEtal1994,FunderHansen1996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AAR-644">
            <text:p>AAR-644</text:p>
          </table:table-cell>
          <table:table-cell office:value-type="float" office:value="70.914">
            <text:p>70.914</text:p>
          </table:table-cell>
          <table:table-cell office:value-type="float" office:value="-24.207">
            <text:p>-24.207</text:p>
          </table:table-cell>
          <table:table-cell office:value-type="float" office:value="9670.0">
            <text:p>9670.0</text:p>
          </table:table-cell>
          <table:table-cell office:value-type="float" office:value="180.0">
            <text:p>180.0</text:p>
          </table:table-cell>
          <table:table-cell office:value-type="string" office:value="Bivalve shell (Hiatella arctica)">
            <text:p>Bivalve shell (Hiatella arctica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7.5">
            <text:p>17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golfssonEtal1994,FunderHansen1996">
            <text:p>IngolfssonEtal1994,FunderHansen1996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K-3109">
            <text:p>K-3109</text:p>
          </table:table-cell>
          <table:table-cell office:value-type="float" office:value="70.5">
            <text:p>70.5</text:p>
          </table:table-cell>
          <table:table-cell office:value-type="float" office:value="-23.45">
            <text:p>-23.45</text:p>
          </table:table-cell>
          <table:table-cell office:value-type="float" office:value="10565.0">
            <text:p>10565.0</text:p>
          </table:table-cell>
          <table:table-cell office:value-type="float" office:value="149.0">
            <text:p>149.0</text:p>
          </table:table-cell>
          <table:table-cell office:value-type="string" office:value="Bivalve shells (Mya truncata)">
            <text:p>Bivalve shells (Mya truncata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1990,FunderHansen1996">
            <text:p>Funder1990,FunderHansen1996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K-1916">
            <text:p>K-1916</text:p>
          </table:table-cell>
          <table:table-cell office:value-type="float" office:value="70.867">
            <text:p>70.867</text:p>
          </table:table-cell>
          <table:table-cell office:value-type="float" office:value="-22.45">
            <text:p>-22.45</text:p>
          </table:table-cell>
          <table:table-cell office:value-type="float" office:value="9778.0">
            <text:p>9778.0</text:p>
          </table:table-cell>
          <table:table-cell office:value-type="float" office:value="136.0">
            <text:p>136.0</text:p>
          </table:table-cell>
          <table:table-cell office:value-type="string" office:value="clay gyttja">
            <text:p>clay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">
            <text:p>0</text:p>
          </table:table-cell>
          <table:table-cell office:value-type="string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48.0">
            <text:p>48.0</text:p>
          </table:table-cell>
          <table:table-cell office:value-type="float" office:value="9.6">
            <text:p>9.6</text:p>
          </table:table-cell>
          <table:table-cell office:value-type="float" office:value="9.6">
            <text:p>9.6</text:p>
          </table:table-cell>
          <table:table-cell office:value-type="string" office:value="Funder1972">
            <text:p>Funder1972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K-2096">
            <text:p>K-2096</text:p>
          </table:table-cell>
          <table:table-cell office:value-type="float" office:value="70.65">
            <text:p>70.65</text:p>
          </table:table-cell>
          <table:table-cell office:value-type="float" office:value="-23.933">
            <text:p>-23.933</text:p>
          </table:table-cell>
          <table:table-cell office:value-type="float" office:value="9415.0">
            <text:p>9415.0</text:p>
          </table:table-cell>
          <table:table-cell office:value-type="float" office:value="134.0">
            <text:p>134.0</text:p>
          </table:table-cell>
          <table:table-cell office:value-type="string" office:value="Mya truncata, Hiatella arctica, Tridonta (Astarte) elliptica">
            <text:p>Mya truncata, Hiatella arctica, Tridonta (Astarte) ellip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4,Funder1973">
            <text:p>Weidick1974,Funder1973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K-1916">
            <text:p>K-1916</text:p>
          </table:table-cell>
          <table:table-cell office:value-type="float" office:value="70.867">
            <text:p>70.867</text:p>
          </table:table-cell>
          <table:table-cell office:value-type="float" office:value="-22.45">
            <text:p>-22.45</text:p>
          </table:table-cell>
          <table:table-cell office:value-type="float" office:value="9778.0">
            <text:p>9778.0</text:p>
          </table:table-cell>
          <table:table-cell office:value-type="float" office:value="136.0">
            <text:p>136.0</text:p>
          </table:table-cell>
          <table:table-cell office:value-type="string" office:value="clay gyttja">
            <text:p>cla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5.0">
            <text:p>45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Lu-3275">
            <text:p>Lu-3275</text:p>
          </table:table-cell>
          <table:table-cell office:value-type="float" office:value="70.736">
            <text:p>70.736</text:p>
          </table:table-cell>
          <table:table-cell office:value-type="float" office:value="-24.051">
            <text:p>-24.051</text:p>
          </table:table-cell>
          <table:table-cell office:value-type="float" office:value="7490.0">
            <text:p>749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4.0">
            <text:p>54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jorckEtal1994">
            <text:p>BjorckEtal1994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K-1919">
            <text:p>K-1919</text:p>
          </table:table-cell>
          <table:table-cell office:value-type="float" office:value="70.867">
            <text:p>70.867</text:p>
          </table:table-cell>
          <table:table-cell office:value-type="float" office:value="-22.483">
            <text:p>-22.483</text:p>
          </table:table-cell>
          <table:table-cell office:value-type="float" office:value="9415.0">
            <text:p>9415.0</text:p>
          </table:table-cell>
          <table:table-cell office:value-type="float" office:value="124.0">
            <text:p>12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6.6">
            <text:p>6.6</text:p>
          </table:table-cell>
          <table:table-cell office:value-type="float" office:value="6.6">
            <text:p>6.6</text:p>
          </table:table-cell>
          <table:table-cell office:value-type="string" office:value="Funder1972,Funder1978,Hjort1979">
            <text:p>Funder1972,Funder1978,Hjort1979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Lu-3282">
            <text:p>Lu-3282</text:p>
          </table:table-cell>
          <table:table-cell office:value-type="float" office:value="70.914">
            <text:p>70.914</text:p>
          </table:table-cell>
          <table:table-cell office:value-type="float" office:value="-24.207">
            <text:p>-24.207</text:p>
          </table:table-cell>
          <table:table-cell office:value-type="float" office:value="9420.0">
            <text:p>9420.0</text:p>
          </table:table-cell>
          <table:table-cell office:value-type="float" office:value="110.0">
            <text:p>110.0</text:p>
          </table:table-cell>
          <table:table-cell office:value-type="string" office:value="Bivalve shells (Mya truncata)">
            <text:p>Bivalve shells (Mya truncata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9.0">
            <text:p>19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golfssonEtal1994,FunderHansen1996">
            <text:p>IngolfssonEtal1994,FunderHansen1996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Lu-3283">
            <text:p>Lu-3283</text:p>
          </table:table-cell>
          <table:table-cell office:value-type="float" office:value="70.936">
            <text:p>70.936</text:p>
          </table:table-cell>
          <table:table-cell office:value-type="float" office:value="-24.206">
            <text:p>-24.206</text:p>
          </table:table-cell>
          <table:table-cell office:value-type="float" office:value="8710.0">
            <text:p>8710.0</text:p>
          </table:table-cell>
          <table:table-cell office:value-type="float" office:value="100.0">
            <text:p>100.0</text:p>
          </table:table-cell>
          <table:table-cell office:value-type="string" office:value="Bivalve shells (Mya truncata)">
            <text:p>Bivalve shells (Mya truncata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golfssonEtal1994,FunderHansen1996">
            <text:p>IngolfssonEtal1994,FunderHansen1996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Lu-3284">
            <text:p>Lu-3284</text:p>
          </table:table-cell>
          <table:table-cell office:value-type="float" office:value="71.067">
            <text:p>71.067</text:p>
          </table:table-cell>
          <table:table-cell office:value-type="float" office:value="-24.05">
            <text:p>-24.05</text:p>
          </table:table-cell>
          <table:table-cell office:value-type="float" office:value="7860.0">
            <text:p>7860.0</text:p>
          </table:table-cell>
          <table:table-cell office:value-type="float" office:value="100.0">
            <text:p>100.0</text:p>
          </table:table-cell>
          <table:table-cell office:value-type="string" office:value="Bivalve shells (Mya truncata)">
            <text:p>Bivalve shells (Mya truncata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golfssonEtal1994,FunderHansen1996">
            <text:p>IngolfssonEtal1994,FunderHansen1996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AAR-2107">
            <text:p>AAR-2107</text:p>
          </table:table-cell>
          <table:table-cell office:value-type="float" office:value="70.959">
            <text:p>70.959</text:p>
          </table:table-cell>
          <table:table-cell office:value-type="float" office:value="-24.114">
            <text:p>-24.114</text:p>
          </table:table-cell>
          <table:table-cell office:value-type="float" office:value="9420.0">
            <text:p>9420.0</text:p>
          </table:table-cell>
          <table:table-cell office:value-type="float" office:value="100.0">
            <text:p>100.0</text:p>
          </table:table-cell>
          <table:table-cell office:value-type="string" office:value="Plant remains (Polytri- churn s.L, Saxifraga oppositifolia leaves, Oxyria digyna fruits)2'">
            <text:p>Plant remains (Polytri- churn s.L, Saxifraga oppositifolia leaves, Oxyria digyna fruits)2'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9.0">
            <text:p>59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Hansen1996">
            <text:p>FunderHansen1996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K-1919">
            <text:p>K-1919</text:p>
          </table:table-cell>
          <table:table-cell office:value-type="float" office:value="70.867">
            <text:p>70.867</text:p>
          </table:table-cell>
          <table:table-cell office:value-type="float" office:value="-22.483">
            <text:p>-22.483</text:p>
          </table:table-cell>
          <table:table-cell office:value-type="float" office:value="9415.0">
            <text:p>9415.0</text:p>
          </table:table-cell>
          <table:table-cell office:value-type="float" office:value="144.0">
            <text:p>14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6.6000000000000005">
            <text:p>6.6000000000000005</text:p>
          </table:table-cell>
          <table:table-cell office:value-type="float" office:value="6.6000000000000005">
            <text:p>6.6000000000000005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AAR-1829">
            <text:p>AAR-1829</text:p>
          </table:table-cell>
          <table:table-cell office:value-type="float" office:value="70.959">
            <text:p>70.959</text:p>
          </table:table-cell>
          <table:table-cell office:value-type="float" office:value="-24.114">
            <text:p>-24.114</text:p>
          </table:table-cell>
          <table:table-cell office:value-type="float" office:value="10140.0">
            <text:p>10140.0</text:p>
          </table:table-cell>
          <table:table-cell office:value-type="float" office:value="100.0">
            <text:p>100.0</text:p>
          </table:table-cell>
          <table:table-cell office:value-type="string" office:value="Bivalve shell (Hiatella arctica)">
            <text:p>Bivalve shell (Hiatella arctica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Hansen1996">
            <text:p>FunderHansen1996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Lu-3400">
            <text:p>Lu-3400</text:p>
          </table:table-cell>
          <table:table-cell office:value-type="float" office:value="70.733">
            <text:p>70.733</text:p>
          </table:table-cell>
          <table:table-cell office:value-type="float" office:value="-24.1">
            <text:p>-24.1</text:p>
          </table:table-cell>
          <table:table-cell office:value-type="float" office:value="9760.0">
            <text:p>9760.0</text:p>
          </table:table-cell>
          <table:table-cell office:value-type="float" office:value="110.0">
            <text:p>110.0</text:p>
          </table:table-cell>
          <table:table-cell office:value-type="string" office:value="Bivalve shells (Hiatella arctica, Mya truncata)">
            <text:p>Bivalve shells (Hiatella arctica, Mya truncata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golfssonEtal1994,FunderHansen1996">
            <text:p>IngolfssonEtal1994,FunderHansen19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